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7D000000A1CD529A2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cc" draw:fill="solid" draw:fill-color="#dddddd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052cm" svg:height="9.084cm" svg:x="1.948cm" svg:y="1.4cm">
          <draw:image xlink:href="Pictures/100000000000007D000000A1CD529A27.png" xlink:type="simple" xlink:show="embed" xlink:actuate="onLoad">
            <text:p/>
          </draw:image>
        </draw:frame>
        <draw:custom-shape draw:style-name="gr2" draw:text-style-name="P1" draw:layer="layout" svg:width="2.1cm" svg:height="0.6cm" svg:x="4.248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9cm" fo:page-height="11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2:51:14.045000000</meta:creation-date>
    <dc:date>2015-02-11T12:56:30.350000000</dc:date>
    <meta:editing-duration>P0D</meta:editing-duration>
    <meta:editing-cycles>1</meta:editing-cycles>
    <meta:document-statistic meta:object-count="2"/>
    <meta:generator>LibreOffice/4.2.5.2$Windows_x86 LibreOffice_project/61cb170a04bb1f12e77c884eab9192be736ec5f5</meta:generator>
  </office:meta>
</office:document-meta>
</file>